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636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5984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map style:condition="cell-content()=&quot;General&quot;" style:apply-style-name="Accent_20_2" style:base-cell-address="Sheet1.C1"/>
      <style:map style:condition="cell-content()=&quot;Tex&quot;" style:apply-style-name="Accent_20_3" style:base-cell-address="Sheet1.C1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-&quot;" style:apply-style-name="Note" style:base-cell-address="Sheet1.D1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-&quot;" style:apply-style-name="Note" style:base-cell-address="Sheet1.D4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-&quot;" style:apply-style-name="Note" style:base-cell-address="Sheet1.D5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-&quot;" style:apply-style-name="Note" style:base-cell-address="Sheet1.D9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map style:condition="cell-content()=&quot;-&quot;" style:apply-style-name="Note" style:base-cell-address="Sheet1.E1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map style:condition="cell-content()=&quot;-&quot;" style:apply-style-name="Note" style:base-cell-address="Sheet1.E4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map style:condition="cell-content()=&quot;-&quot;" style:apply-style-name="Note" style:base-cell-address="Sheet1.E5"/>
    </style:style>
    <style:style style:name="ce3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map style:condition="cell-content()=&quot;-&quot;" style:apply-style-name="Note" style:base-cell-address="Sheet1.E9"/>
    </style:style>
    <style:style style:name="ce18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1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3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map style:condition="cell-content()=&quot;+&quot;" style:apply-style-name="Good" style:base-cell-address="Sheet1.G1"/>
      <style:map style:condition="cell-content()=&quot;-&quot;" style:apply-style-name="Bad" style:base-cell-address="Sheet1.G1"/>
      <style:map style:condition="cell-content()=&quot;+-&quot;" style:apply-style-name="Neutral" style:base-cell-address="Sheet1.G1"/>
      <style:map style:condition="cell-content()=&quot;?&quot;" style:apply-style-name="Accent_20_1" style:base-cell-address="Sheet1.G1"/>
      <style:map style:condition="cell-content()=&quot;!&quot;" style:apply-style-name="ActualOrangeError" style:base-cell-address="Sheet1.G1"/>
      <style:map style:condition="cell-content()=&quot;+!&quot;" style:apply-style-name="DarkLimeAccent" style:base-cell-address="Sheet1.G1"/>
      <style:map style:condition="cell-content()=&quot;+?&quot;" style:apply-style-name="LightBlueItalicAccent" style:base-cell-address="Sheet1.G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9"/>
        <table:table-column table:style-name="co5" table:default-cell-style-name="ce15"/>
        <table:table-column table:style-name="co6" table:default-cell-style-name="ce18"/>
        <table:table-column table:style-name="co7" table:default-cell-style-name="ce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Urgenc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eek #</text:p>
          </table:table-cell>
          <table:table-cell office:value-type="string" calcext:value-type="string">
            <text:p>Problem #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3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task record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git</text:p>
          </table:table-cell>
          <table:table-cell office:value-type="string" calcext:value-type="string">
            <text:p>+-</text:p>
          </table:table-cell>
        </table:table-row>
        <table:table-row table:style-name="ro1">
          <table:table-cell office:value-type="string" calcext:value-type="string">
            <text:p>3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9" office:value-type="string" calcext:value-type="string">
            <text:p>Linux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3.7.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ral</text:p>
          </table:table-cell>
          <table:table-cell table:style-name="ce12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9" office:value-type="string" calcext:value-type="string">
            <text:p>W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.7.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l</text:p>
          </table:table-cell>
          <table:table-cell table:style-name="ce12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9" office:value-type="string" calcext:value-type="string">
            <text:p>squash test commits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tex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4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Template (preamble)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4.7.2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24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Problem enumeration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4.7.2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24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Start at top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4.7.2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24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eader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4.7.2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24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Generic preamble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Import preamble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number-columns-repeated="3"/>
          <table:table-cell table:style-name="ce10"/>
          <table:table-cell/>
          <table:table-cell table:style-name="ce19"/>
          <table:table-cell/>
        </table:table-row>
        <table:table-row table:style-name="ro1" table:number-rows-repeated="4">
          <table:table-cell table:number-columns-repeated="3"/>
          <table:table-cell table:style-name="ce10"/>
          <table:table-cell table:number-columns-repeated="3"/>
        </table:table-row>
        <table:table-row table:style-name="ro1" table:number-rows-repeated="35">
          <table:table-cell table:number-columns-repeated="3"/>
          <table:table-cell table:style-name="ce13"/>
          <table:table-cell table:number-columns-repeated="3"/>
        </table:table-row>
        <table:table-row table:style-name="ro1" table:number-rows-repeated="978">
          <table:table-cell table:number-columns-repeated="7"/>
        </table:table-row>
        <table:table-row table:style-name="ro1" table:number-rows-repeated="41">
          <table:table-cell table:number-columns-repeated="3"/>
          <table:table-cell table:style-name="ce14"/>
          <table:table-cell table:number-columns-repeated="3"/>
        </table:table-row>
        <table:table-row table:style-name="ro1" table:number-rows-repeated="104750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G1:Sheet1.G1048576">
            <calcext:condition calcext:apply-style-name="Good" calcext:value="=&quot;+&quot;" calcext:base-cell-address="Sheet1.G1"/>
            <calcext:condition calcext:apply-style-name="Bad" calcext:value="=&quot;-&quot;" calcext:base-cell-address="Sheet1.G1"/>
            <calcext:condition calcext:apply-style-name="Neutral" calcext:value="=&quot;+-&quot;" calcext:base-cell-address="Sheet1.G1"/>
            <calcext:condition calcext:apply-style-name="Accent 1" calcext:value="=&quot;?&quot;" calcext:base-cell-address="Sheet1.G1"/>
            <calcext:condition calcext:apply-style-name="ActualOrangeError" calcext:value="=&quot;!&quot;" calcext:base-cell-address="Sheet1.G1"/>
            <calcext:condition calcext:apply-style-name="DarkLimeAccent" calcext:value="=&quot;+!&quot;" calcext:base-cell-address="Sheet1.G1"/>
            <calcext:condition calcext:apply-style-name="LightBlueItalicAccent" calcext:value="=&quot;+?&quot;" calcext:base-cell-address="Sheet1.G1"/>
          </calcext:conditional-format>
          <calcext:conditional-format calcext:target-range-address="Sheet1.D1073:Sheet1.D1048576 Sheet1.D1:Sheet1.D1 Sheet1.D19:Sheet1.D1031">
            <calcext:color-scale>
              <calcext:color-scale-entry calcext:value="1" calcext:type="number" calcext:color="#b4c7dc"/>
              <calcext:color-scale-entry calcext:value="50" calcext:type="percentile" calcext:color="#afd095"/>
              <calcext:color-scale-entry calcext:value="41" calcext:type="number" calcext:color="#e8f2a1"/>
            </calcext:color-scale>
          </calcext:conditional-format>
          <calcext:conditional-format calcext:target-range-address="Sheet1.D1032:Sheet1.D1072">
            <calcext:color-scale>
              <calcext:color-scale-entry calcext:value="1" calcext:type="number" calcext:color="#b4c7dc"/>
              <calcext:color-scale-entry calcext:value="50" calcext:type="percentile" calcext:color="#afd095"/>
              <calcext:color-scale-entry calcext:value="41" calcext:type="number" calcext:color="#e8f2a1"/>
            </calcext:color-scale>
          </calcext:conditional-format>
          <calcext:conditional-format calcext:target-range-address="Sheet1.D1:Sheet1.D3 Sheet1.D13:Sheet1.D1048576 Sheet1.D7:Sheet1.D8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1"/>
          </calcext:conditional-format>
          <calcext:conditional-format calcext:target-range-address="Sheet1.E1:Sheet1.E3 Sheet1.E13:Sheet1.E1048576 Sheet1.E7:Sheet1.E8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1"/>
            <calcext:condition calcext:apply-style-name="Note" calcext:value="=&quot;-&quot;" calcext:base-cell-address="Sheet1.E1"/>
          </calcext:conditional-format>
          <calcext:conditional-format calcext:target-range-address="Sheet1.C1:Sheet1.C1048576">
            <calcext:condition calcext:apply-style-name="Accent 2" calcext:value="=&quot;General&quot;" calcext:base-cell-address="Sheet1.C1"/>
            <calcext:condition calcext:apply-style-name="Accent 3" calcext:value="=&quot;Tex&quot;" calcext:base-cell-address="Sheet1.C1"/>
          </calcext:conditional-format>
          <calcext:conditional-format calcext:target-range-address="Sheet1.D4:Sheet1.D4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4"/>
          </calcext:conditional-format>
          <calcext:conditional-format calcext:target-range-address="Sheet1.E4:Sheet1.E4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4"/>
            <calcext:condition calcext:apply-style-name="Note" calcext:value="=&quot;-&quot;" calcext:base-cell-address="Sheet1.E4"/>
          </calcext:conditional-format>
          <calcext:conditional-format calcext:target-range-address="Sheet1.D5:Sheet1.D6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5"/>
          </calcext:conditional-format>
          <calcext:conditional-format calcext:target-range-address="Sheet1.E5:Sheet1.E6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5"/>
            <calcext:condition calcext:apply-style-name="Note" calcext:value="=&quot;-&quot;" calcext:base-cell-address="Sheet1.E5"/>
          </calcext:conditional-format>
          <calcext:conditional-format calcext:target-range-address="Sheet1.B13:Sheet1.B1048576 Sheet1.B1:Sheet1.B8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B9:Sheet1.B12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9:Sheet1.D12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9"/>
          </calcext:conditional-format>
          <calcext:conditional-format calcext:target-range-address="Sheet1.E9:Sheet1.E12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9"/>
            <calcext:condition calcext:apply-style-name="Note" calcext:value="=&quot;-&quot;" calcext:base-cell-address="Sheet1.E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rangeError" style:family="table-cell" style:parent-style-name="Error">
      <style:table-cell-properties fo:background-color="#966a00"/>
    </style:style>
    <style:style style:name="ActualOrangeError" style:family="table-cell" style:parent-style-name="Default">
      <style:table-cell-properties fo:background-color="#b85c00" style:diagonal-bl-tr="none" style:diagonal-tl-br="none"/>
      <style:text-properties fo:color="#ffffff" fo:font-weight="bold"/>
    </style:style>
    <style:style style:name="DarkLimeAccent" style:family="table-cell" style:parent-style-name="Default">
      <style:table-cell-properties fo:background-color="#468a1a"/>
      <style:text-properties fo:color="#ffffff" fo:font-weight="bold"/>
    </style:style>
    <style:style style:name="LightBlueItalicAccent" style:family="table-cell" style:parent-style-name="Default">
      <style:table-cell-properties fo:background-color="#5983b0" style:diagonal-bl-tr="none" style:diagonal-tl-br="none"/>
      <style:text-properties fo:color="#ffffff" fo:font-style="italic" fo:font-weight="bold"/>
    </style:style>
    <style:style style:name="GoldItalic" style:family="table-cell" style:parent-style-name="Default">
      <style:table-cell-properties fo:background-color="#ffe994"/>
      <style:text-properties fo:font-style="italic"/>
    </style:style>
    <style:style style:name="LightGoldItalic" style:family="table-cell" style:parent-style-name="Default">
      <style:table-cell-properties fo:background-color="#fff5ce"/>
      <style:text-properties fo:font-style="ital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18:49:06.0108092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3T17:25:45.265534828</meta:creation-date>
    <dc:date>2022-07-04T18:49:17.944790627</dc:date>
    <meta:editing-duration>PT4H21M13S</meta:editing-duration>
    <meta:editing-cycles>28</meta:editing-cycles>
    <meta:generator>LibreOffice/7.3.1.3$Linux_X86_64 LibreOffice_project/30$Build-3</meta:generator>
    <meta:document-statistic meta:table-count="1" meta:cell-count="91" meta:object-count="0"/>
  </office:meta>
</office:document-meta>
</file>